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3-l" table:style-name="ta1">
        <table:shapes>
          <draw:frame draw:z-index="0" draw:style-name="gr1" draw:text-style-name="P1" svg:width="6.2913in" svg:height="3.5449in" svg:x="5.2646in" svg:y="1.1921in">
            <draw:object draw:notify-on-update-of-ranges="'t3-l'.E1:'t3-l'.E1 't3-l'.E2:'t3-l'.E193 't3-l'.F1:'t3-l'.F1 't3-l'.F2:'t3-l'.F193 't3-l'.E1:'t3-l'.E1 't3-l'.E2:'t3-l'.E193 't3-l'.G1:'t3-l'.G1 't3-l'.G2:'t3-l'.G193 't3-l'.E1:'t3-l'.E1 't3-l'.E2:'t3-l'.E193 't3-l'.H1:'t3-l'.H1 't3-l'.H2:'t3-l'.H193 't3-l'.E1:'t3-l'.E1 't3-l'.E2:'t3-l'.E193 't3-l'.I1:'t3-l'.I1 't3-l'.I2:'t3-l'.I19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17in" svg:height="3.5453in" svg:x="5.2646in" svg:y="5.2181in">
            <draw:object draw:notify-on-update-of-ranges="'t3-l'.K1:'t3-l'.K1 't3-l'.K2:'t3-l'.K193 't3-l'.L1:'t3-l'.L1 't3-l'.L2:'t3-l'.L193 't3-l'.K1:'t3-l'.K1 't3-l'.K2:'t3-l'.K193 't3-l'.M1:'t3-l'.M1 't3-l'.M2:'t3-l'.M193 't3-l'.K1:'t3-l'.K1 't3-l'.K2:'t3-l'.K193 't3-l'.N1:'t3-l'.N1 't3-l'.N2:'t3-l'.N193 't3-l'.K1:'t3-l'.K1 't3-l'.K2:'t3-l'.K193 't3-l'.O1:'t3-l'.O1 't3-l'.O2:'t3-l'.O19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.2862in" svg:y="0.0394in">
            <draw:object draw:notify-on-update-of-ranges="'t3-l'.P1:'t3-l'.P1 't3-l'.P2:'t3-l'.P3 't3-l'.Q1:'t3-l'.Q1 't3-l'.Q2:'t3-l'.Q3 't3-l'.R1:'t3-l'.R1 't3-l'.R2:'t3-l'.R3 't3-l'.S1:'t3-l'.S1 't3-l'.S2:'t3-l'.S3 't3-l'.T1:'t3-l'.T1 't3-l'.T2:'t3-l'.T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server1</text:p>
          </table:table-cell>
          <table:table-cell office:value-type="string" calcext:value-type="string">
            <text:p>server2</text:p>
          </table:table-cell>
          <table:table-cell office:value-type="string" calcext:value-type="string">
            <text:p>server3</text:p>
          </table:table-cell>
          <table:table-cell office:value-type="string" calcext:value-type="string">
            <text:p>server4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erver1</text:p>
          </table:table-cell>
          <table:table-cell office:value-type="string" calcext:value-type="string">
            <text:p>server2</text:p>
          </table:table-cell>
          <table:table-cell office:value-type="string" calcext:value-type="string">
            <text:p>server3</text:p>
          </table:table-cell>
          <table:table-cell office:value-type="string" calcext:value-type="string">
            <text:p>server4</text:p>
          </table:table-cell>
          <table:table-cell/>
          <table:table-cell office:value-type="string" calcext:value-type="string">
            <text:p>server1</text:p>
          </table:table-cell>
          <table:table-cell office:value-type="string" calcext:value-type="string">
            <text:p>server2</text:p>
          </table:table-cell>
          <table:table-cell office:value-type="string" calcext:value-type="string">
            <text:p>server3</text:p>
          </table:table-cell>
          <table:table-cell office:value-type="string" calcext:value-type="string">
            <text:p>server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conn#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.01" calcext:value-type="float">
            <text:p>1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 <text:s/>BW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1" calcext:value-type="float">
            <text:p>1.011</text:p>
          </table:table-cell>
          <table:table-cell office:value-type="string" calcext:value-type="string">
            <text:p>conn#</text:p>
          </table:table-cell>
          <table:table-cell office:value-type="float" office:value="1.011" calcext:value-type="float">
            <text:p>1.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11" calcext:value-type="float">
            <text:p>1.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<text:s/>BW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2" calcext:value-type="float">
            <text:p>1.012</text:p>
          </table:table-cell>
          <table:table-cell office:value-type="string" calcext:value-type="string">
            <text:p>conn#</text:p>
          </table:table-cell>
          <table:table-cell office:value-type="float" office:value="1.012" calcext:value-type="float">
            <text:p>1.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12" calcext:value-type="float">
            <text:p>1.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3" calcext:value-type="float">
            <text:p>1.013</text:p>
          </table:table-cell>
          <table:table-cell office:value-type="string" calcext:value-type="string">
            <text:p>conn#</text:p>
          </table:table-cell>
          <table:table-cell office:value-type="float" office:value="1.013" calcext:value-type="float">
            <text:p>1.0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.013" calcext:value-type="float">
            <text:p>1.01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4" calcext:value-type="float">
            <text:p>1.014</text:p>
          </table:table-cell>
          <table:table-cell office:value-type="string" calcext:value-type="string">
            <text:p>conn#</text:p>
          </table:table-cell>
          <table:table-cell office:value-type="float" office:value="1.014" calcext:value-type="float">
            <text:p>1.0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.014" calcext:value-type="float">
            <text:p>1.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5" calcext:value-type="float">
            <text:p>1.015</text:p>
          </table:table-cell>
          <table:table-cell office:value-type="string" calcext:value-type="string">
            <text:p>conn#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015" calcext:value-type="float">
            <text:p>1.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6" calcext:value-type="float">
            <text:p>1.016</text:p>
          </table:table-cell>
          <table:table-cell office:value-type="string" calcext:value-type="string">
            <text:p>conn#</text:p>
          </table:table-cell>
          <table:table-cell office:value-type="float" office:value="1.016" calcext:value-type="float">
            <text:p>1.01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16" calcext:value-type="float">
            <text:p>1.0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7" calcext:value-type="float">
            <text:p>1.017</text:p>
          </table:table-cell>
          <table:table-cell office:value-type="string" calcext:value-type="string">
            <text:p>conn#</text:p>
          </table:table-cell>
          <table:table-cell office:value-type="float" office:value="1.017" calcext:value-type="float">
            <text:p>1.017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1.017" calcext:value-type="float">
            <text:p>1.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8" calcext:value-type="float">
            <text:p>1.018</text:p>
          </table:table-cell>
          <table:table-cell office:value-type="string" calcext:value-type="string">
            <text:p>conn#</text:p>
          </table:table-cell>
          <table:table-cell office:value-type="float" office:value="1.018" calcext:value-type="float">
            <text:p>1.0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.018" calcext:value-type="float">
            <text:p>1.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19" calcext:value-type="float">
            <text:p>1.019</text:p>
          </table:table-cell>
          <table:table-cell office:value-type="string" calcext:value-type="string">
            <text:p>conn#</text:p>
          </table:table-cell>
          <table:table-cell office:value-type="float" office:value="1.019" calcext:value-type="float">
            <text:p>1.0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.019" calcext:value-type="float">
            <text:p>1.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conn#</text:p>
          </table:table-cell>
          <table:table-cell office:value-type="float" office:value="1.02" calcext:value-type="float">
            <text:p>1.0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1" calcext:value-type="float">
            <text:p>1.021</text:p>
          </table:table-cell>
          <table:table-cell office:value-type="string" calcext:value-type="string">
            <text:p>conn#</text:p>
          </table:table-cell>
          <table:table-cell office:value-type="float" office:value="1.021" calcext:value-type="float">
            <text:p>1.021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1.021" calcext:value-type="float">
            <text:p>1.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2" calcext:value-type="float">
            <text:p>1.022</text:p>
          </table:table-cell>
          <table:table-cell office:value-type="string" calcext:value-type="string">
            <text:p>conn#</text:p>
          </table:table-cell>
          <table:table-cell office:value-type="float" office:value="1.022" calcext:value-type="float">
            <text:p>1.0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.022" calcext:value-type="float">
            <text:p>1.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3" calcext:value-type="float">
            <text:p>1.023</text:p>
          </table:table-cell>
          <table:table-cell office:value-type="string" calcext:value-type="string">
            <text:p>conn#</text:p>
          </table:table-cell>
          <table:table-cell office:value-type="float" office:value="1.023" calcext:value-type="float">
            <text:p>1.02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.023" calcext:value-type="float">
            <text:p>1.0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4" calcext:value-type="float">
            <text:p>1.024</text:p>
          </table:table-cell>
          <table:table-cell office:value-type="string" calcext:value-type="string">
            <text:p>conn#</text:p>
          </table:table-cell>
          <table:table-cell office:value-type="float" office:value="1.024" calcext:value-type="float">
            <text:p>1.02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024" calcext:value-type="float">
            <text:p>1.0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5" calcext:value-type="float">
            <text:p>1.025</text:p>
          </table:table-cell>
          <table:table-cell office:value-type="string" calcext:value-type="string">
            <text:p>conn#</text:p>
          </table:table-cell>
          <table:table-cell office:value-type="float" office:value="1.025" calcext:value-type="float">
            <text:p>1.025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1.025" calcext:value-type="float">
            <text:p>1.0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6" calcext:value-type="float">
            <text:p>1.026</text:p>
          </table:table-cell>
          <table:table-cell office:value-type="string" calcext:value-type="string">
            <text:p>conn#</text:p>
          </table:table-cell>
          <table:table-cell office:value-type="float" office:value="1.026" calcext:value-type="float">
            <text:p>1.0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.026" calcext:value-type="float">
            <text:p>1.0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7" calcext:value-type="float">
            <text:p>1.027</text:p>
          </table:table-cell>
          <table:table-cell office:value-type="string" calcext:value-type="string">
            <text:p>conn#</text:p>
          </table:table-cell>
          <table:table-cell office:value-type="float" office:value="1.027" calcext:value-type="float">
            <text:p>1.02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.027" calcext:value-type="float">
            <text:p>1.0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8" calcext:value-type="float">
            <text:p>1.028</text:p>
          </table:table-cell>
          <table:table-cell office:value-type="string" calcext:value-type="string">
            <text:p>conn#</text:p>
          </table:table-cell>
          <table:table-cell office:value-type="float" office:value="1.028" calcext:value-type="float">
            <text:p>1.02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028" calcext:value-type="float">
            <text:p>1.0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29" calcext:value-type="float">
            <text:p>1.029</text:p>
          </table:table-cell>
          <table:table-cell office:value-type="string" calcext:value-type="string">
            <text:p>conn#</text:p>
          </table:table-cell>
          <table:table-cell office:value-type="float" office:value="1.029" calcext:value-type="float">
            <text:p>1.029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1.029" calcext:value-type="float">
            <text:p>1.0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conn#</text:p>
          </table:table-cell>
          <table:table-cell office:value-type="float" office:value="1.03" calcext:value-type="float">
            <text:p>1.0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31" calcext:value-type="float">
            <text:p>1.031</text:p>
          </table:table-cell>
          <table:table-cell office:value-type="string" calcext:value-type="string">
            <text:p>conn#</text:p>
          </table:table-cell>
          <table:table-cell office:value-type="float" office:value="1.031" calcext:value-type="float">
            <text:p>1.03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.031" calcext:value-type="float">
            <text:p>1.0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32" calcext:value-type="float">
            <text:p>1.032</text:p>
          </table:table-cell>
          <table:table-cell office:value-type="string" calcext:value-type="string">
            <text:p>conn#</text:p>
          </table:table-cell>
          <table:table-cell office:value-type="float" office:value="1.032" calcext:value-type="float">
            <text:p>1.03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032" calcext:value-type="float">
            <text:p>1.0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033" calcext:value-type="float">
            <text:p>1.033</text:p>
          </table:table-cell>
          <table:table-cell office:value-type="string" calcext:value-type="string">
            <text:p>conn#</text:p>
          </table:table-cell>
          <table:table-cell office:value-type="float" office:value="1.033" calcext:value-type="float">
            <text:p>1.033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office:value-type="float" office:value="1.033" calcext:value-type="float">
            <text:p>1.0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51399" calcext:value-type="float">
            <text:p>1.51399</text:p>
          </table:table-cell>
          <table:table-cell office:value-type="string" calcext:value-type="string">
            <text:p>conn#</text:p>
          </table:table-cell>
          <table:table-cell office:value-type="float" office:value="1.51399" calcext:value-type="float">
            <text:p>1.5139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44663" calcext:value-type="float">
            <text:p>1.4466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63635" calcext:value-type="float">
            <text:p>1.63635</text:p>
          </table:table-cell>
          <table:table-cell office:value-type="string" calcext:value-type="string">
            <text:p>conn#</text:p>
          </table:table-cell>
          <table:table-cell office:value-type="float" office:value="1.63635" calcext:value-type="float">
            <text:p>1.6363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50364" calcext:value-type="float">
            <text:p>1.5036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65296" calcext:value-type="float">
            <text:p>1.65296</text:p>
          </table:table-cell>
          <table:table-cell office:value-type="string" calcext:value-type="string">
            <text:p>conn#</text:p>
          </table:table-cell>
          <table:table-cell office:value-type="float" office:value="1.65296" calcext:value-type="float">
            <text:p>1.652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51595" calcext:value-type="float">
            <text:p>1.5159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68819" calcext:value-type="float">
            <text:p>1.68819</text:p>
          </table:table-cell>
          <table:table-cell office:value-type="string" calcext:value-type="string">
            <text:p>conn#</text:p>
          </table:table-cell>
          <table:table-cell office:value-type="float" office:value="1.68819" calcext:value-type="float">
            <text:p>1.688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55002" calcext:value-type="float">
            <text:p>1.5500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0885" calcext:value-type="float">
            <text:p>1.70885</text:p>
          </table:table-cell>
          <table:table-cell office:value-type="string" calcext:value-type="string">
            <text:p>conn#</text:p>
          </table:table-cell>
          <table:table-cell office:value-type="float" office:value="1.70885" calcext:value-type="float">
            <text:p>1.708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56122" calcext:value-type="float">
            <text:p>1.561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1384" calcext:value-type="float">
            <text:p>1.71384</text:p>
          </table:table-cell>
          <table:table-cell office:value-type="string" calcext:value-type="string">
            <text:p>conn#</text:p>
          </table:table-cell>
          <table:table-cell office:value-type="float" office:value="1.71384" calcext:value-type="float">
            <text:p>1.713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8179" calcext:value-type="float">
            <text:p>1.5817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4707" calcext:value-type="float">
            <text:p>1.74707</text:p>
          </table:table-cell>
          <table:table-cell office:value-type="string" calcext:value-type="string">
            <text:p>conn#</text:p>
          </table:table-cell>
          <table:table-cell office:value-type="float" office:value="1.74707" calcext:value-type="float">
            <text:p>1.747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60189" calcext:value-type="float">
            <text:p>1.6018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79298" calcext:value-type="float">
            <text:p>1.79298</text:p>
          </table:table-cell>
          <table:table-cell office:value-type="string" calcext:value-type="string">
            <text:p>conn#</text:p>
          </table:table-cell>
          <table:table-cell office:value-type="float" office:value="1.79298" calcext:value-type="float">
            <text:p>1.792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0521" calcext:value-type="float">
            <text:p>1.605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81629" calcext:value-type="float">
            <text:p>1.81629</text:p>
          </table:table-cell>
          <table:table-cell office:value-type="string" calcext:value-type="string">
            <text:p>conn#</text:p>
          </table:table-cell>
          <table:table-cell office:value-type="float" office:value="1.81629" calcext:value-type="float">
            <text:p>1.816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3744" calcext:value-type="float">
            <text:p>1.737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91476" calcext:value-type="float">
            <text:p>1.91476</text:p>
          </table:table-cell>
          <table:table-cell office:value-type="string" calcext:value-type="string">
            <text:p>conn#</text:p>
          </table:table-cell>
          <table:table-cell office:value-type="float" office:value="1.91476" calcext:value-type="float">
            <text:p>1.914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5273" calcext:value-type="float">
            <text:p>1.7527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1.98677" calcext:value-type="float">
            <text:p>1.98677</text:p>
          </table:table-cell>
          <table:table-cell office:value-type="string" calcext:value-type="string">
            <text:p>conn#</text:p>
          </table:table-cell>
          <table:table-cell office:value-type="float" office:value="1.98677" calcext:value-type="float">
            <text:p>1.9867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5605" calcext:value-type="float">
            <text:p>1.756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conn#</text:p>
          </table:table-cell>
          <table:table-cell office:value-type="float" office:value="2.01" calcext:value-type="float">
            <text:p>2.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78858" calcext:value-type="float">
            <text:p>1.788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1" calcext:value-type="float">
            <text:p>2.011</text:p>
          </table:table-cell>
          <table:table-cell office:value-type="string" calcext:value-type="string">
            <text:p>conn#</text:p>
          </table:table-cell>
          <table:table-cell office:value-type="float" office:value="2.011" calcext:value-type="float">
            <text:p>2.0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79173" calcext:value-type="float">
            <text:p>1.791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2" calcext:value-type="float">
            <text:p>2.012</text:p>
          </table:table-cell>
          <table:table-cell office:value-type="string" calcext:value-type="string">
            <text:p>conn#</text:p>
          </table:table-cell>
          <table:table-cell office:value-type="float" office:value="2.012" calcext:value-type="float">
            <text:p>2.0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3" calcext:value-type="float">
            <text:p>2.013</text:p>
          </table:table-cell>
          <table:table-cell office:value-type="string" calcext:value-type="string">
            <text:p>conn#</text:p>
          </table:table-cell>
          <table:table-cell office:value-type="float" office:value="2.013" calcext:value-type="float">
            <text:p>2.0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.011" calcext:value-type="float">
            <text:p>2.0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4" calcext:value-type="float">
            <text:p>2.014</text:p>
          </table:table-cell>
          <table:table-cell office:value-type="string" calcext:value-type="string">
            <text:p>conn#</text:p>
          </table:table-cell>
          <table:table-cell office:value-type="float" office:value="2.014" calcext:value-type="float">
            <text:p>2.0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.012" calcext:value-type="float">
            <text:p>2.0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5" calcext:value-type="float">
            <text:p>2.015</text:p>
          </table:table-cell>
          <table:table-cell office:value-type="string" calcext:value-type="string">
            <text:p>conn#</text:p>
          </table:table-cell>
          <table:table-cell office:value-type="float" office:value="2.015" calcext:value-type="float">
            <text:p>2.01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013" calcext:value-type="float">
            <text:p>2.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6" calcext:value-type="float">
            <text:p>2.016</text:p>
          </table:table-cell>
          <table:table-cell office:value-type="string" calcext:value-type="string">
            <text:p>conn#</text:p>
          </table:table-cell>
          <table:table-cell office:value-type="float" office:value="2.016" calcext:value-type="float">
            <text:p>2.016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2.014" calcext:value-type="float">
            <text:p>2.0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7" calcext:value-type="float">
            <text:p>2.017</text:p>
          </table:table-cell>
          <table:table-cell office:value-type="string" calcext:value-type="string">
            <text:p>conn#</text:p>
          </table:table-cell>
          <table:table-cell office:value-type="float" office:value="2.017" calcext:value-type="float">
            <text:p>2.0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2.015" calcext:value-type="float">
            <text:p>2.0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8" calcext:value-type="float">
            <text:p>2.018</text:p>
          </table:table-cell>
          <table:table-cell office:value-type="string" calcext:value-type="string">
            <text:p>conn#</text:p>
          </table:table-cell>
          <table:table-cell office:value-type="float" office:value="2.018" calcext:value-type="float">
            <text:p>2.01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.016" calcext:value-type="float">
            <text:p>2.0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19" calcext:value-type="float">
            <text:p>2.019</text:p>
          </table:table-cell>
          <table:table-cell office:value-type="string" calcext:value-type="string">
            <text:p>conn#</text:p>
          </table:table-cell>
          <table:table-cell office:value-type="float" office:value="2.019" calcext:value-type="float">
            <text:p>2.01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017" calcext:value-type="float">
            <text:p>2.0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conn#</text:p>
          </table:table-cell>
          <table:table-cell office:value-type="float" office:value="2.02" calcext:value-type="float">
            <text:p>2.02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office:value-type="float" office:value="2.018" calcext:value-type="float">
            <text:p>2.0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1" calcext:value-type="float">
            <text:p>2.021</text:p>
          </table:table-cell>
          <table:table-cell office:value-type="string" calcext:value-type="string">
            <text:p>conn#</text:p>
          </table:table-cell>
          <table:table-cell office:value-type="float" office:value="2.021" calcext:value-type="float">
            <text:p>2.0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2.019" calcext:value-type="float">
            <text:p>2.0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2" calcext:value-type="float">
            <text:p>2.022</text:p>
          </table:table-cell>
          <table:table-cell office:value-type="string" calcext:value-type="string">
            <text:p>conn#</text:p>
          </table:table-cell>
          <table:table-cell office:value-type="float" office:value="2.022" calcext:value-type="float">
            <text:p>2.02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3" calcext:value-type="float">
            <text:p>2.023</text:p>
          </table:table-cell>
          <table:table-cell office:value-type="string" calcext:value-type="string">
            <text:p>conn#</text:p>
          </table:table-cell>
          <table:table-cell office:value-type="float" office:value="2.023" calcext:value-type="float">
            <text:p>2.02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02026" calcext:value-type="float">
            <text:p>2.0202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4" calcext:value-type="float">
            <text:p>2.024</text:p>
          </table:table-cell>
          <table:table-cell office:value-type="string" calcext:value-type="string">
            <text:p>conn#</text:p>
          </table:table-cell>
          <table:table-cell office:value-type="float" office:value="2.024" calcext:value-type="float">
            <text:p>2.024</text:p>
          </table:table-cell>
          <table:table-cell table:number-columns-repeated="4" office:value-type="float" office:value="7" calcext:value-type="float">
            <text:p>7</text:p>
          </table:table-cell>
          <table:table-cell/>
          <table:table-cell office:value-type="float" office:value="2.021" calcext:value-type="float">
            <text:p>2.0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5" calcext:value-type="float">
            <text:p>2.025</text:p>
          </table:table-cell>
          <table:table-cell office:value-type="string" calcext:value-type="string">
            <text:p>conn#</text:p>
          </table:table-cell>
          <table:table-cell office:value-type="float" office:value="2.025" calcext:value-type="float">
            <text:p>2.0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2.022" calcext:value-type="float">
            <text:p>2.02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6" calcext:value-type="float">
            <text:p>2.026</text:p>
          </table:table-cell>
          <table:table-cell office:value-type="string" calcext:value-type="string">
            <text:p>conn#</text:p>
          </table:table-cell>
          <table:table-cell office:value-type="float" office:value="2.026" calcext:value-type="float">
            <text:p>2.02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.023" calcext:value-type="float">
            <text:p>2.0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7" calcext:value-type="float">
            <text:p>2.027</text:p>
          </table:table-cell>
          <table:table-cell office:value-type="string" calcext:value-type="string">
            <text:p>conn#</text:p>
          </table:table-cell>
          <table:table-cell office:value-type="float" office:value="2.027" calcext:value-type="float">
            <text:p>2.02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.024" calcext:value-type="float">
            <text:p>2.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8" calcext:value-type="float">
            <text:p>2.028</text:p>
          </table:table-cell>
          <table:table-cell office:value-type="string" calcext:value-type="string">
            <text:p>conn#</text:p>
          </table:table-cell>
          <table:table-cell office:value-type="float" office:value="2.028" calcext:value-type="float">
            <text:p>2.028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29" calcext:value-type="float">
            <text:p>2.029</text:p>
          </table:table-cell>
          <table:table-cell office:value-type="string" calcext:value-type="string">
            <text:p>conn#</text:p>
          </table:table-cell>
          <table:table-cell office:value-type="float" office:value="2.029" calcext:value-type="float">
            <text:p>2.02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2.026" calcext:value-type="float">
            <text:p>2.02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conn#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.027" calcext:value-type="float">
            <text:p>2.02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31" calcext:value-type="float">
            <text:p>2.031</text:p>
          </table:table-cell>
          <table:table-cell office:value-type="string" calcext:value-type="string">
            <text:p>conn#</text:p>
          </table:table-cell>
          <table:table-cell office:value-type="float" office:value="2.031" calcext:value-type="float">
            <text:p>2.03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028" calcext:value-type="float">
            <text:p>2.02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32" calcext:value-type="float">
            <text:p>2.032</text:p>
          </table:table-cell>
          <table:table-cell office:value-type="string" calcext:value-type="string">
            <text:p>conn#</text:p>
          </table:table-cell>
          <table:table-cell office:value-type="float" office:value="2.032" calcext:value-type="float">
            <text:p>2.032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float" office:value="2.029" calcext:value-type="float">
            <text:p>2.02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033" calcext:value-type="float">
            <text:p>2.033</text:p>
          </table:table-cell>
          <table:table-cell office:value-type="string" calcext:value-type="string">
            <text:p>conn#</text:p>
          </table:table-cell>
          <table:table-cell office:value-type="float" office:value="2.033" calcext:value-type="float">
            <text:p>2.03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10671" calcext:value-type="float">
            <text:p>2.10671</text:p>
          </table:table-cell>
          <table:table-cell office:value-type="string" calcext:value-type="string">
            <text:p>conn#</text:p>
          </table:table-cell>
          <table:table-cell office:value-type="float" office:value="2.10671" calcext:value-type="float">
            <text:p>2.1067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031" calcext:value-type="float">
            <text:p>2.0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15848" calcext:value-type="float">
            <text:p>2.15848</text:p>
          </table:table-cell>
          <table:table-cell office:value-type="string" calcext:value-type="string">
            <text:p>conn#</text:p>
          </table:table-cell>
          <table:table-cell office:value-type="float" office:value="2.15848" calcext:value-type="float">
            <text:p>2.1584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032" calcext:value-type="float">
            <text:p>2.0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19846" calcext:value-type="float">
            <text:p>2.19846</text:p>
          </table:table-cell>
          <table:table-cell office:value-type="string" calcext:value-type="string">
            <text:p>conn#</text:p>
          </table:table-cell>
          <table:table-cell office:value-type="float" office:value="2.19846" calcext:value-type="float">
            <text:p>2.1984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033" calcext:value-type="float">
            <text:p>2.03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20447" calcext:value-type="float">
            <text:p>2.20447</text:p>
          </table:table-cell>
          <table:table-cell office:value-type="string" calcext:value-type="string">
            <text:p>conn#</text:p>
          </table:table-cell>
          <table:table-cell office:value-type="float" office:value="2.20447" calcext:value-type="float">
            <text:p>2.2044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16846" calcext:value-type="float">
            <text:p>2.168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22947" calcext:value-type="float">
            <text:p>2.22947</text:p>
          </table:table-cell>
          <table:table-cell office:value-type="string" calcext:value-type="string">
            <text:p>conn#</text:p>
          </table:table-cell>
          <table:table-cell office:value-type="float" office:value="2.22947" calcext:value-type="float">
            <text:p>2.2294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22828" calcext:value-type="float">
            <text:p>2.2282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28399" calcext:value-type="float">
            <text:p>2.28399</text:p>
          </table:table-cell>
          <table:table-cell office:value-type="string" calcext:value-type="string">
            <text:p>conn#</text:p>
          </table:table-cell>
          <table:table-cell office:value-type="float" office:value="2.28399" calcext:value-type="float">
            <text:p>2.2839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2953" calcext:value-type="float">
            <text:p>2.295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32787" calcext:value-type="float">
            <text:p>2.32787</text:p>
          </table:table-cell>
          <table:table-cell office:value-type="string" calcext:value-type="string">
            <text:p>conn#</text:p>
          </table:table-cell>
          <table:table-cell office:value-type="float" office:value="2.32787" calcext:value-type="float">
            <text:p>2.3278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30288" calcext:value-type="float">
            <text:p>2.3028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39377" calcext:value-type="float">
            <text:p>2.39377</text:p>
          </table:table-cell>
          <table:table-cell office:value-type="string" calcext:value-type="string">
            <text:p>conn#</text:p>
          </table:table-cell>
          <table:table-cell office:value-type="float" office:value="2.39377" calcext:value-type="float">
            <text:p>2.3937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41075" calcext:value-type="float">
            <text:p>2.410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40702" calcext:value-type="float">
            <text:p>2.40702</text:p>
          </table:table-cell>
          <table:table-cell office:value-type="string" calcext:value-type="string">
            <text:p>conn#</text:p>
          </table:table-cell>
          <table:table-cell office:value-type="float" office:value="2.40702" calcext:value-type="float">
            <text:p>2.4070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43706" calcext:value-type="float">
            <text:p>2.4370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4308" calcext:value-type="float">
            <text:p>2.4308</text:p>
          </table:table-cell>
          <table:table-cell office:value-type="string" calcext:value-type="string">
            <text:p>conn#</text:p>
          </table:table-cell>
          <table:table-cell office:value-type="float" office:value="2.4308" calcext:value-type="float">
            <text:p>2.43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.47525" calcext:value-type="float">
            <text:p>2.475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44046" calcext:value-type="float">
            <text:p>2.44046</text:p>
          </table:table-cell>
          <table:table-cell office:value-type="string" calcext:value-type="string">
            <text:p>conn#</text:p>
          </table:table-cell>
          <table:table-cell office:value-type="float" office:value="2.44046" calcext:value-type="float">
            <text:p>2.4404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47811" calcext:value-type="float">
            <text:p>2.4781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50777" calcext:value-type="float">
            <text:p>2.50777</text:p>
          </table:table-cell>
          <table:table-cell office:value-type="string" calcext:value-type="string">
            <text:p>conn#</text:p>
          </table:table-cell>
          <table:table-cell office:value-type="float" office:value="2.50777" calcext:value-type="float">
            <text:p>2.5077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0324" calcext:value-type="float">
            <text:p>2.5032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54296" calcext:value-type="float">
            <text:p>2.54296</text:p>
          </table:table-cell>
          <table:table-cell office:value-type="string" calcext:value-type="string">
            <text:p>conn#</text:p>
          </table:table-cell>
          <table:table-cell office:value-type="float" office:value="2.54296" calcext:value-type="float">
            <text:p>2.5429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0729" calcext:value-type="float">
            <text:p>2.5072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58832" calcext:value-type="float">
            <text:p>2.58832</text:p>
          </table:table-cell>
          <table:table-cell office:value-type="string" calcext:value-type="string">
            <text:p>conn#</text:p>
          </table:table-cell>
          <table:table-cell office:value-type="float" office:value="2.58832" calcext:value-type="float">
            <text:p>2.588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56032" calcext:value-type="float">
            <text:p>2.560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66314" calcext:value-type="float">
            <text:p>2.66314</text:p>
          </table:table-cell>
          <table:table-cell office:value-type="string" calcext:value-type="string">
            <text:p>conn#</text:p>
          </table:table-cell>
          <table:table-cell office:value-type="float" office:value="2.66314" calcext:value-type="float">
            <text:p>2.663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65258" calcext:value-type="float">
            <text:p>2.6525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71688" calcext:value-type="float">
            <text:p>2.71688</text:p>
          </table:table-cell>
          <table:table-cell office:value-type="string" calcext:value-type="string">
            <text:p>conn#</text:p>
          </table:table-cell>
          <table:table-cell office:value-type="float" office:value="2.71688" calcext:value-type="float">
            <text:p>2.7168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65766" calcext:value-type="float">
            <text:p>2.6576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7475" calcext:value-type="float">
            <text:p>2.7475</text:p>
          </table:table-cell>
          <table:table-cell office:value-type="string" calcext:value-type="string">
            <text:p>conn#</text:p>
          </table:table-cell>
          <table:table-cell office:value-type="float" office:value="2.7475" calcext:value-type="float">
            <text:p>2.747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68344" calcext:value-type="float">
            <text:p>2.6834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76103" calcext:value-type="float">
            <text:p>2.76103</text:p>
          </table:table-cell>
          <table:table-cell office:value-type="string" calcext:value-type="string">
            <text:p>conn#</text:p>
          </table:table-cell>
          <table:table-cell office:value-type="float" office:value="2.76103" calcext:value-type="float">
            <text:p>2.7610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9323" calcext:value-type="float">
            <text:p>2.793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83505" calcext:value-type="float">
            <text:p>2.83505</text:p>
          </table:table-cell>
          <table:table-cell office:value-type="string" calcext:value-type="string">
            <text:p>conn#</text:p>
          </table:table-cell>
          <table:table-cell office:value-type="float" office:value="2.83505" calcext:value-type="float">
            <text:p>2.835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8072" calcext:value-type="float">
            <text:p>2.807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88593" calcext:value-type="float">
            <text:p>2.88593</text:p>
          </table:table-cell>
          <table:table-cell office:value-type="string" calcext:value-type="string">
            <text:p>conn#</text:p>
          </table:table-cell>
          <table:table-cell office:value-type="float" office:value="2.88593" calcext:value-type="float">
            <text:p>2.8859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95542" calcext:value-type="float">
            <text:p>2.9554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2.89722" calcext:value-type="float">
            <text:p>2.89722</text:p>
          </table:table-cell>
          <table:table-cell office:value-type="string" calcext:value-type="string">
            <text:p>conn#</text:p>
          </table:table-cell>
          <table:table-cell office:value-type="float" office:value="2.89722" calcext:value-type="float">
            <text:p>2.897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conn#</text:p>
          </table:table-cell>
          <table:table-cell office:value-type="float" office:value="3.01" calcext:value-type="float">
            <text:p>3.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011" calcext:value-type="float">
            <text:p>3.01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1" calcext:value-type="float">
            <text:p>3.011</text:p>
          </table:table-cell>
          <table:table-cell office:value-type="string" calcext:value-type="string">
            <text:p>conn#</text:p>
          </table:table-cell>
          <table:table-cell office:value-type="float" office:value="3.011" calcext:value-type="float">
            <text:p>3.0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012" calcext:value-type="float">
            <text:p>3.0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2" calcext:value-type="float">
            <text:p>3.012</text:p>
          </table:table-cell>
          <table:table-cell office:value-type="string" calcext:value-type="string">
            <text:p>conn#</text:p>
          </table:table-cell>
          <table:table-cell office:value-type="float" office:value="3.012" calcext:value-type="float">
            <text:p>3.0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013" calcext:value-type="float">
            <text:p>3.0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3" calcext:value-type="float">
            <text:p>3.013</text:p>
          </table:table-cell>
          <table:table-cell office:value-type="string" calcext:value-type="string">
            <text:p>conn#</text:p>
          </table:table-cell>
          <table:table-cell office:value-type="float" office:value="3.013" calcext:value-type="float">
            <text:p>3.0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014" calcext:value-type="float">
            <text:p>3.0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4" calcext:value-type="float">
            <text:p>3.014</text:p>
          </table:table-cell>
          <table:table-cell office:value-type="string" calcext:value-type="string">
            <text:p>conn#</text:p>
          </table:table-cell>
          <table:table-cell office:value-type="float" office:value="3.014" calcext:value-type="float">
            <text:p>3.0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015" calcext:value-type="float">
            <text:p>3.0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5" calcext:value-type="float">
            <text:p>3.015</text:p>
          </table:table-cell>
          <table:table-cell office:value-type="string" calcext:value-type="string">
            <text:p>conn#</text:p>
          </table:table-cell>
          <table:table-cell office:value-type="float" office:value="3.015" calcext:value-type="float">
            <text:p>3.0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016" calcext:value-type="float">
            <text:p>3.0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6" calcext:value-type="float">
            <text:p>3.016</text:p>
          </table:table-cell>
          <table:table-cell office:value-type="string" calcext:value-type="string">
            <text:p>conn#</text:p>
          </table:table-cell>
          <table:table-cell office:value-type="float" office:value="3.016" calcext:value-type="float">
            <text:p>3.01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017" calcext:value-type="float">
            <text:p>3.0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7" calcext:value-type="float">
            <text:p>3.017</text:p>
          </table:table-cell>
          <table:table-cell office:value-type="string" calcext:value-type="string">
            <text:p>conn#</text:p>
          </table:table-cell>
          <table:table-cell office:value-type="float" office:value="3.017" calcext:value-type="float">
            <text:p>3.017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office:value-type="float" office:value="3.018" calcext:value-type="float">
            <text:p>3.0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8" calcext:value-type="float">
            <text:p>3.018</text:p>
          </table:table-cell>
          <table:table-cell office:value-type="string" calcext:value-type="string">
            <text:p>conn#</text:p>
          </table:table-cell>
          <table:table-cell office:value-type="float" office:value="3.018" calcext:value-type="float">
            <text:p>3.0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3.019" calcext:value-type="float">
            <text:p>3.0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19" calcext:value-type="float">
            <text:p>3.019</text:p>
          </table:table-cell>
          <table:table-cell office:value-type="string" calcext:value-type="string">
            <text:p>conn#</text:p>
          </table:table-cell>
          <table:table-cell office:value-type="float" office:value="3.019" calcext:value-type="float">
            <text:p>3.01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conn#</text:p>
          </table:table-cell>
          <table:table-cell office:value-type="float" office:value="3.02" calcext:value-type="float">
            <text:p>3.0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021" calcext:value-type="float">
            <text:p>3.0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1" calcext:value-type="float">
            <text:p>3.021</text:p>
          </table:table-cell>
          <table:table-cell office:value-type="string" calcext:value-type="string">
            <text:p>conn#</text:p>
          </table:table-cell>
          <table:table-cell office:value-type="float" office:value="3.021" calcext:value-type="float">
            <text:p>3.021</text:p>
          </table:table-cell>
          <table:table-cell table:number-columns-repeated="4" office:value-type="float" office:value="7" calcext:value-type="float">
            <text:p>7</text:p>
          </table:table-cell>
          <table:table-cell/>
          <table:table-cell office:value-type="float" office:value="3.022" calcext:value-type="float">
            <text:p>3.0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2" calcext:value-type="float">
            <text:p>3.022</text:p>
          </table:table-cell>
          <table:table-cell office:value-type="string" calcext:value-type="string">
            <text:p>conn#</text:p>
          </table:table-cell>
          <table:table-cell office:value-type="float" office:value="3.022" calcext:value-type="float">
            <text:p>3.02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3.023" calcext:value-type="float">
            <text:p>3.0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3" calcext:value-type="float">
            <text:p>3.023</text:p>
          </table:table-cell>
          <table:table-cell office:value-type="string" calcext:value-type="string">
            <text:p>conn#</text:p>
          </table:table-cell>
          <table:table-cell office:value-type="float" office:value="3.023" calcext:value-type="float">
            <text:p>3.02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.024" calcext:value-type="float">
            <text:p>3.0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4" calcext:value-type="float">
            <text:p>3.024</text:p>
          </table:table-cell>
          <table:table-cell office:value-type="string" calcext:value-type="string">
            <text:p>conn#</text:p>
          </table:table-cell>
          <table:table-cell office:value-type="float" office:value="3.024" calcext:value-type="float">
            <text:p>3.02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025" calcext:value-type="float">
            <text:p>3.0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5" calcext:value-type="float">
            <text:p>3.025</text:p>
          </table:table-cell>
          <table:table-cell office:value-type="string" calcext:value-type="string">
            <text:p>conn#</text:p>
          </table:table-cell>
          <table:table-cell office:value-type="float" office:value="3.025" calcext:value-type="float">
            <text:p>3.025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3.026" calcext:value-type="float">
            <text:p>3.02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6" calcext:value-type="float">
            <text:p>3.026</text:p>
          </table:table-cell>
          <table:table-cell office:value-type="string" calcext:value-type="string">
            <text:p>conn#</text:p>
          </table:table-cell>
          <table:table-cell office:value-type="float" office:value="3.026" calcext:value-type="float">
            <text:p>3.0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3.027" calcext:value-type="float">
            <text:p>3.0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7" calcext:value-type="float">
            <text:p>3.027</text:p>
          </table:table-cell>
          <table:table-cell office:value-type="string" calcext:value-type="string">
            <text:p>conn#</text:p>
          </table:table-cell>
          <table:table-cell office:value-type="float" office:value="3.027" calcext:value-type="float">
            <text:p>3.02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3.028" calcext:value-type="float">
            <text:p>3.0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8" calcext:value-type="float">
            <text:p>3.028</text:p>
          </table:table-cell>
          <table:table-cell office:value-type="string" calcext:value-type="string">
            <text:p>conn#</text:p>
          </table:table-cell>
          <table:table-cell office:value-type="float" office:value="3.028" calcext:value-type="float">
            <text:p>3.02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029" calcext:value-type="float">
            <text:p>3.02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29" calcext:value-type="float">
            <text:p>3.029</text:p>
          </table:table-cell>
          <table:table-cell office:value-type="string" calcext:value-type="string">
            <text:p>conn#</text:p>
          </table:table-cell>
          <table:table-cell office:value-type="float" office:value="3.029" calcext:value-type="float">
            <text:p>3.029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conn#</text:p>
          </table:table-cell>
          <table:table-cell office:value-type="float" office:value="3.03" calcext:value-type="float">
            <text:p>3.0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3.031" calcext:value-type="float">
            <text:p>3.03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31" calcext:value-type="float">
            <text:p>3.031</text:p>
          </table:table-cell>
          <table:table-cell office:value-type="string" calcext:value-type="string">
            <text:p>conn#</text:p>
          </table:table-cell>
          <table:table-cell office:value-type="float" office:value="3.031" calcext:value-type="float">
            <text:p>3.03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3.032" calcext:value-type="float">
            <text:p>3.03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32" calcext:value-type="float">
            <text:p>3.032</text:p>
          </table:table-cell>
          <table:table-cell office:value-type="string" calcext:value-type="string">
            <text:p>conn#</text:p>
          </table:table-cell>
          <table:table-cell office:value-type="float" office:value="3.032" calcext:value-type="float">
            <text:p>3.03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033" calcext:value-type="float">
            <text:p>3.03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033" calcext:value-type="float">
            <text:p>3.033</text:p>
          </table:table-cell>
          <table:table-cell office:value-type="string" calcext:value-type="string">
            <text:p>conn#</text:p>
          </table:table-cell>
          <table:table-cell office:value-type="float" office:value="3.033" calcext:value-type="float">
            <text:p>3.033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3.28074" calcext:value-type="float">
            <text:p>3.2807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13556" calcext:value-type="float">
            <text:p>3.13556</text:p>
          </table:table-cell>
          <table:table-cell office:value-type="string" calcext:value-type="string">
            <text:p>conn#</text:p>
          </table:table-cell>
          <table:table-cell office:value-type="float" office:value="3.13556" calcext:value-type="float">
            <text:p>3.135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3.29762" calcext:value-type="float">
            <text:p>3.2976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15991" calcext:value-type="float">
            <text:p>3.15991</text:p>
          </table:table-cell>
          <table:table-cell office:value-type="string" calcext:value-type="string">
            <text:p>conn#</text:p>
          </table:table-cell>
          <table:table-cell office:value-type="float" office:value="3.15991" calcext:value-type="float">
            <text:p>3.1599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3.43422" calcext:value-type="float">
            <text:p>3.434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31567" calcext:value-type="float">
            <text:p>3.31567</text:p>
          </table:table-cell>
          <table:table-cell office:value-type="string" calcext:value-type="string">
            <text:p>conn#</text:p>
          </table:table-cell>
          <table:table-cell office:value-type="float" office:value="3.31567" calcext:value-type="float">
            <text:p>3.3156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52653" calcext:value-type="float">
            <text:p>3.5265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37106" calcext:value-type="float">
            <text:p>3.37106</text:p>
          </table:table-cell>
          <table:table-cell office:value-type="string" calcext:value-type="string">
            <text:p>conn#</text:p>
          </table:table-cell>
          <table:table-cell office:value-type="float" office:value="3.37106" calcext:value-type="float">
            <text:p>3.371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64727" calcext:value-type="float">
            <text:p>3.647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42398" calcext:value-type="float">
            <text:p>3.42398</text:p>
          </table:table-cell>
          <table:table-cell office:value-type="string" calcext:value-type="string">
            <text:p>conn#</text:p>
          </table:table-cell>
          <table:table-cell office:value-type="float" office:value="3.42398" calcext:value-type="float">
            <text:p>3.4239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83428" calcext:value-type="float">
            <text:p>3.8342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42845" calcext:value-type="float">
            <text:p>3.42845</text:p>
          </table:table-cell>
          <table:table-cell office:value-type="string" calcext:value-type="string">
            <text:p>conn#</text:p>
          </table:table-cell>
          <table:table-cell office:value-type="float" office:value="3.42845" calcext:value-type="float">
            <text:p>3.4284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87066" calcext:value-type="float">
            <text:p>3.8706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62756" calcext:value-type="float">
            <text:p>3.62756</text:p>
          </table:table-cell>
          <table:table-cell office:value-type="string" calcext:value-type="string">
            <text:p>conn#</text:p>
          </table:table-cell>
          <table:table-cell office:value-type="float" office:value="3.62756" calcext:value-type="float">
            <text:p>3.6275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87252" calcext:value-type="float">
            <text:p>3.8725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70886" calcext:value-type="float">
            <text:p>3.70886</text:p>
          </table:table-cell>
          <table:table-cell office:value-type="string" calcext:value-type="string">
            <text:p>conn#</text:p>
          </table:table-cell>
          <table:table-cell office:value-type="float" office:value="3.70886" calcext:value-type="float">
            <text:p>3.7088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88321" calcext:value-type="float">
            <text:p>3.8832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71482" calcext:value-type="float">
            <text:p>3.71482</text:p>
          </table:table-cell>
          <table:table-cell office:value-type="string" calcext:value-type="string">
            <text:p>conn#</text:p>
          </table:table-cell>
          <table:table-cell office:value-type="float" office:value="3.71482" calcext:value-type="float">
            <text:p>3.7148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96586" calcext:value-type="float">
            <text:p>3.9658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74588" calcext:value-type="float">
            <text:p>3.74588</text:p>
          </table:table-cell>
          <table:table-cell office:value-type="string" calcext:value-type="string">
            <text:p>conn#</text:p>
          </table:table-cell>
          <table:table-cell office:value-type="float" office:value="3.74588" calcext:value-type="float">
            <text:p>3.7458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75925" calcext:value-type="float">
            <text:p>3.75925</text:p>
          </table:table-cell>
          <table:table-cell office:value-type="string" calcext:value-type="string">
            <text:p>conn#</text:p>
          </table:table-cell>
          <table:table-cell office:value-type="float" office:value="3.75925" calcext:value-type="float">
            <text:p>3.759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011" calcext:value-type="float">
            <text:p>4.0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7726" calcext:value-type="float">
            <text:p>3.7726</text:p>
          </table:table-cell>
          <table:table-cell office:value-type="string" calcext:value-type="string">
            <text:p>conn#</text:p>
          </table:table-cell>
          <table:table-cell office:value-type="float" office:value="3.7726" calcext:value-type="float">
            <text:p>3.77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012" calcext:value-type="float">
            <text:p>4.0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77624" calcext:value-type="float">
            <text:p>3.77624</text:p>
          </table:table-cell>
          <table:table-cell office:value-type="string" calcext:value-type="string">
            <text:p>conn#</text:p>
          </table:table-cell>
          <table:table-cell office:value-type="float" office:value="3.77624" calcext:value-type="float">
            <text:p>3.776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013" calcext:value-type="float">
            <text:p>4.0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82115" calcext:value-type="float">
            <text:p>3.82115</text:p>
          </table:table-cell>
          <table:table-cell office:value-type="string" calcext:value-type="string">
            <text:p>conn#</text:p>
          </table:table-cell>
          <table:table-cell office:value-type="float" office:value="3.82115" calcext:value-type="float">
            <text:p>3.821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14" calcext:value-type="float">
            <text:p>4.01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87444" calcext:value-type="float">
            <text:p>3.87444</text:p>
          </table:table-cell>
          <table:table-cell office:value-type="string" calcext:value-type="string">
            <text:p>conn#</text:p>
          </table:table-cell>
          <table:table-cell office:value-type="float" office:value="3.87444" calcext:value-type="float">
            <text:p>3.874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15" calcext:value-type="float">
            <text:p>4.01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89614" calcext:value-type="float">
            <text:p>3.89614</text:p>
          </table:table-cell>
          <table:table-cell office:value-type="string" calcext:value-type="string">
            <text:p>conn#</text:p>
          </table:table-cell>
          <table:table-cell office:value-type="float" office:value="3.89614" calcext:value-type="float">
            <text:p>3.896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16" calcext:value-type="float">
            <text:p>4.0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90148" calcext:value-type="float">
            <text:p>3.90148</text:p>
          </table:table-cell>
          <table:table-cell office:value-type="string" calcext:value-type="string">
            <text:p>conn#</text:p>
          </table:table-cell>
          <table:table-cell office:value-type="float" office:value="3.90148" calcext:value-type="float">
            <text:p>3.9014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17" calcext:value-type="float">
            <text:p>4.0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3.91166" calcext:value-type="float">
            <text:p>3.91166</text:p>
          </table:table-cell>
          <table:table-cell office:value-type="string" calcext:value-type="string">
            <text:p>conn#</text:p>
          </table:table-cell>
          <table:table-cell office:value-type="float" office:value="3.91166" calcext:value-type="float">
            <text:p>3.9116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18" calcext:value-type="float">
            <text:p>4.0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conn#</text:p>
          </table:table-cell>
          <table:table-cell office:value-type="float" office:value="4.01" calcext:value-type="float">
            <text:p>4.0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019" calcext:value-type="float">
            <text:p>4.0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1" calcext:value-type="float">
            <text:p>4.011</text:p>
          </table:table-cell>
          <table:table-cell office:value-type="string" calcext:value-type="string">
            <text:p>conn#</text:p>
          </table:table-cell>
          <table:table-cell office:value-type="float" office:value="4.011" calcext:value-type="float">
            <text:p>4.0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2" calcext:value-type="float">
            <text:p>4.012</text:p>
          </table:table-cell>
          <table:table-cell office:value-type="string" calcext:value-type="string">
            <text:p>conn#</text:p>
          </table:table-cell>
          <table:table-cell office:value-type="float" office:value="4.012" calcext:value-type="float">
            <text:p>4.0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021" calcext:value-type="float">
            <text:p>4.0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3" calcext:value-type="float">
            <text:p>4.013</text:p>
          </table:table-cell>
          <table:table-cell office:value-type="string" calcext:value-type="string">
            <text:p>conn#</text:p>
          </table:table-cell>
          <table:table-cell office:value-type="float" office:value="4.013" calcext:value-type="float">
            <text:p>4.0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022" calcext:value-type="float">
            <text:p>4.0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4" calcext:value-type="float">
            <text:p>4.014</text:p>
          </table:table-cell>
          <table:table-cell office:value-type="string" calcext:value-type="string">
            <text:p>conn#</text:p>
          </table:table-cell>
          <table:table-cell office:value-type="float" office:value="4.014" calcext:value-type="float">
            <text:p>4.0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023" calcext:value-type="float">
            <text:p>4.0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5" calcext:value-type="float">
            <text:p>4.015</text:p>
          </table:table-cell>
          <table:table-cell office:value-type="string" calcext:value-type="string">
            <text:p>conn#</text:p>
          </table:table-cell>
          <table:table-cell office:value-type="float" office:value="4.015" calcext:value-type="float">
            <text:p>4.0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4.024" calcext:value-type="float">
            <text:p>4.02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6" calcext:value-type="float">
            <text:p>4.016</text:p>
          </table:table-cell>
          <table:table-cell office:value-type="string" calcext:value-type="string">
            <text:p>conn#</text:p>
          </table:table-cell>
          <table:table-cell office:value-type="float" office:value="4.016" calcext:value-type="float">
            <text:p>4.0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025" calcext:value-type="float">
            <text:p>4.0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7" calcext:value-type="float">
            <text:p>4.017</text:p>
          </table:table-cell>
          <table:table-cell office:value-type="string" calcext:value-type="string">
            <text:p>conn#</text:p>
          </table:table-cell>
          <table:table-cell office:value-type="float" office:value="4.017" calcext:value-type="float">
            <text:p>4.0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4.026" calcext:value-type="float">
            <text:p>4.0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8" calcext:value-type="float">
            <text:p>4.018</text:p>
          </table:table-cell>
          <table:table-cell office:value-type="string" calcext:value-type="string">
            <text:p>conn#</text:p>
          </table:table-cell>
          <table:table-cell office:value-type="float" office:value="4.018" calcext:value-type="float">
            <text:p>4.0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4.027" calcext:value-type="float">
            <text:p>4.02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19" calcext:value-type="float">
            <text:p>4.019</text:p>
          </table:table-cell>
          <table:table-cell office:value-type="string" calcext:value-type="string">
            <text:p>conn#</text:p>
          </table:table-cell>
          <table:table-cell office:value-type="float" office:value="4.019" calcext:value-type="float">
            <text:p>4.0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.028" calcext:value-type="float">
            <text:p>4.0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conn#</text:p>
          </table:table-cell>
          <table:table-cell office:value-type="float" office:value="4.02" calcext:value-type="float">
            <text:p>4.0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4.029" calcext:value-type="float">
            <text:p>4.02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1" calcext:value-type="float">
            <text:p>4.021</text:p>
          </table:table-cell>
          <table:table-cell office:value-type="string" calcext:value-type="string">
            <text:p>conn#</text:p>
          </table:table-cell>
          <table:table-cell office:value-type="float" office:value="4.021" calcext:value-type="float">
            <text:p>4.02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2" calcext:value-type="float">
            <text:p>4.022</text:p>
          </table:table-cell>
          <table:table-cell office:value-type="string" calcext:value-type="string">
            <text:p>conn#</text:p>
          </table:table-cell>
          <table:table-cell office:value-type="float" office:value="4.022" calcext:value-type="float">
            <text:p>4.02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031" calcext:value-type="float">
            <text:p>4.03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3" calcext:value-type="float">
            <text:p>4.023</text:p>
          </table:table-cell>
          <table:table-cell office:value-type="string" calcext:value-type="string">
            <text:p>conn#</text:p>
          </table:table-cell>
          <table:table-cell office:value-type="float" office:value="4.023" calcext:value-type="float">
            <text:p>4.023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float" office:value="4.032" calcext:value-type="float">
            <text:p>4.03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4" calcext:value-type="float">
            <text:p>4.024</text:p>
          </table:table-cell>
          <table:table-cell office:value-type="string" calcext:value-type="string">
            <text:p>conn#</text:p>
          </table:table-cell>
          <table:table-cell office:value-type="float" office:value="4.024" calcext:value-type="float">
            <text:p>4.02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4.033" calcext:value-type="float">
            <text:p>4.03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5" calcext:value-type="float">
            <text:p>4.025</text:p>
          </table:table-cell>
          <table:table-cell office:value-type="string" calcext:value-type="string">
            <text:p>conn#</text:p>
          </table:table-cell>
          <table:table-cell office:value-type="float" office:value="4.025" calcext:value-type="float">
            <text:p>4.02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4.16081" calcext:value-type="float">
            <text:p>4.1608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6" calcext:value-type="float">
            <text:p>4.026</text:p>
          </table:table-cell>
          <table:table-cell office:value-type="string" calcext:value-type="string">
            <text:p>conn#</text:p>
          </table:table-cell>
          <table:table-cell office:value-type="float" office:value="4.026" calcext:value-type="float">
            <text:p>4.02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.23063" calcext:value-type="float">
            <text:p>4.2306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7" calcext:value-type="float">
            <text:p>4.027</text:p>
          </table:table-cell>
          <table:table-cell office:value-type="string" calcext:value-type="string">
            <text:p>conn#</text:p>
          </table:table-cell>
          <table:table-cell office:value-type="float" office:value="4.027" calcext:value-type="float">
            <text:p>4.027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4.34056" calcext:value-type="float">
            <text:p>4.3405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8" calcext:value-type="float">
            <text:p>4.028</text:p>
          </table:table-cell>
          <table:table-cell office:value-type="string" calcext:value-type="string">
            <text:p>conn#</text:p>
          </table:table-cell>
          <table:table-cell office:value-type="float" office:value="4.028" calcext:value-type="float">
            <text:p>4.02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4.37623" calcext:value-type="float">
            <text:p>4.3762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29" calcext:value-type="float">
            <text:p>4.029</text:p>
          </table:table-cell>
          <table:table-cell office:value-type="string" calcext:value-type="string">
            <text:p>conn#</text:p>
          </table:table-cell>
          <table:table-cell office:value-type="float" office:value="4.029" calcext:value-type="float">
            <text:p>4.02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.49736" calcext:value-type="float">
            <text:p>4.4973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conn#</text:p>
          </table:table-cell>
          <table:table-cell office:value-type="float" office:value="4.03" calcext:value-type="float">
            <text:p>4.03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.50865" calcext:value-type="float">
            <text:p>4.5086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31" calcext:value-type="float">
            <text:p>4.031</text:p>
          </table:table-cell>
          <table:table-cell office:value-type="string" calcext:value-type="string">
            <text:p>conn#</text:p>
          </table:table-cell>
          <table:table-cell office:value-type="float" office:value="4.031" calcext:value-type="float">
            <text:p>4.031</text:p>
          </table:table-cell>
          <table:table-cell table:number-columns-repeated="4" office:value-type="float" office:value="11" calcext:value-type="float">
            <text:p>11</text:p>
          </table:table-cell>
          <table:table-cell/>
          <table:table-cell office:value-type="float" office:value="4.53394" calcext:value-type="float">
            <text:p>4.5339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32" calcext:value-type="float">
            <text:p>4.032</text:p>
          </table:table-cell>
          <table:table-cell office:value-type="string" calcext:value-type="string">
            <text:p>conn#</text:p>
          </table:table-cell>
          <table:table-cell office:value-type="float" office:value="4.032" calcext:value-type="float">
            <text:p>4.03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/>
          <table:table-cell office:value-type="float" office:value="4.60385" calcext:value-type="float">
            <text:p>4.6038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33" calcext:value-type="float">
            <text:p>4.033</text:p>
          </table:table-cell>
          <table:table-cell office:value-type="string" calcext:value-type="string">
            <text:p>conn#</text:p>
          </table:table-cell>
          <table:table-cell office:value-type="float" office:value="4.033" calcext:value-type="float">
            <text:p>4.03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4.62175" calcext:value-type="float">
            <text:p>4.6217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4809" calcext:value-type="float">
            <text:p>4.04809</text:p>
          </table:table-cell>
          <table:table-cell office:value-type="string" calcext:value-type="string">
            <text:p>conn#</text:p>
          </table:table-cell>
          <table:table-cell office:value-type="float" office:value="4.04809" calcext:value-type="float">
            <text:p>4.0480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62394" calcext:value-type="float">
            <text:p>4.6239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05796" calcext:value-type="float">
            <text:p>4.05796</text:p>
          </table:table-cell>
          <table:table-cell office:value-type="string" calcext:value-type="string">
            <text:p>conn#</text:p>
          </table:table-cell>
          <table:table-cell office:value-type="float" office:value="4.05796" calcext:value-type="float">
            <text:p>4.0579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68023" calcext:value-type="float">
            <text:p>4.6802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27594" calcext:value-type="float">
            <text:p>4.27594</text:p>
          </table:table-cell>
          <table:table-cell office:value-type="string" calcext:value-type="string">
            <text:p>conn#</text:p>
          </table:table-cell>
          <table:table-cell office:value-type="float" office:value="4.27594" calcext:value-type="float">
            <text:p>4.2759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7151" calcext:value-type="float">
            <text:p>4.715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32748" calcext:value-type="float">
            <text:p>4.32748</text:p>
          </table:table-cell>
          <table:table-cell office:value-type="string" calcext:value-type="string">
            <text:p>conn#</text:p>
          </table:table-cell>
          <table:table-cell office:value-type="float" office:value="4.32748" calcext:value-type="float">
            <text:p>4.3274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76757" calcext:value-type="float">
            <text:p>4.7675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33414" calcext:value-type="float">
            <text:p>4.33414</text:p>
          </table:table-cell>
          <table:table-cell office:value-type="string" calcext:value-type="string">
            <text:p>conn#</text:p>
          </table:table-cell>
          <table:table-cell office:value-type="float" office:value="4.33414" calcext:value-type="float">
            <text:p>4.334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.78996" calcext:value-type="float">
            <text:p>4.7899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38245" calcext:value-type="float">
            <text:p>4.38245</text:p>
          </table:table-cell>
          <table:table-cell office:value-type="string" calcext:value-type="string">
            <text:p>conn#</text:p>
          </table:table-cell>
          <table:table-cell office:value-type="float" office:value="4.38245" calcext:value-type="float">
            <text:p>4.382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.82926" calcext:value-type="float">
            <text:p>4.8292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39702" calcext:value-type="float">
            <text:p>4.39702</text:p>
          </table:table-cell>
          <table:table-cell office:value-type="string" calcext:value-type="string">
            <text:p>conn#</text:p>
          </table:table-cell>
          <table:table-cell office:value-type="float" office:value="4.39702" calcext:value-type="float">
            <text:p>4.3970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4.86526" calcext:value-type="float">
            <text:p>4.8652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40041" calcext:value-type="float">
            <text:p>4.40041</text:p>
          </table:table-cell>
          <table:table-cell office:value-type="string" calcext:value-type="string">
            <text:p>conn#</text:p>
          </table:table-cell>
          <table:table-cell office:value-type="float" office:value="4.40041" calcext:value-type="float">
            <text:p>4.4004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86549" calcext:value-type="float">
            <text:p>4.8654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46227" calcext:value-type="float">
            <text:p>4.46227</text:p>
          </table:table-cell>
          <table:table-cell office:value-type="string" calcext:value-type="string">
            <text:p>conn#</text:p>
          </table:table-cell>
          <table:table-cell office:value-type="float" office:value="4.46227" calcext:value-type="float">
            <text:p>4.462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88628" calcext:value-type="float">
            <text:p>4.8862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4805" calcext:value-type="float">
            <text:p>4.4805</text:p>
          </table:table-cell>
          <table:table-cell office:value-type="string" calcext:value-type="string">
            <text:p>conn#</text:p>
          </table:table-cell>
          <table:table-cell office:value-type="float" office:value="4.4805" calcext:value-type="float">
            <text:p>4.480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.12688" calcext:value-type="float">
            <text:p>5.1268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52056" calcext:value-type="float">
            <text:p>4.52056</text:p>
          </table:table-cell>
          <table:table-cell office:value-type="string" calcext:value-type="string">
            <text:p>conn#</text:p>
          </table:table-cell>
          <table:table-cell office:value-type="float" office:value="4.52056" calcext:value-type="float">
            <text:p>4.5205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5.17974" calcext:value-type="float">
            <text:p>5.1797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52823" calcext:value-type="float">
            <text:p>4.52823</text:p>
          </table:table-cell>
          <table:table-cell office:value-type="string" calcext:value-type="string">
            <text:p>conn#</text:p>
          </table:table-cell>
          <table:table-cell office:value-type="float" office:value="4.52823" calcext:value-type="float">
            <text:p>4.528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.18769" calcext:value-type="float">
            <text:p>5.1876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54053" calcext:value-type="float">
            <text:p>4.54053</text:p>
          </table:table-cell>
          <table:table-cell office:value-type="string" calcext:value-type="string">
            <text:p>conn#</text:p>
          </table:table-cell>
          <table:table-cell office:value-type="float" office:value="4.54053" calcext:value-type="float">
            <text:p>4.5405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.20786" calcext:value-type="float">
            <text:p>5.2078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5564" calcext:value-type="float">
            <text:p>4.5564</text:p>
          </table:table-cell>
          <table:table-cell office:value-type="string" calcext:value-type="string">
            <text:p>conn#</text:p>
          </table:table-cell>
          <table:table-cell office:value-type="float" office:value="4.5564" calcext:value-type="float">
            <text:p>4.556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.34504" calcext:value-type="float">
            <text:p>5.3450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57095" calcext:value-type="float">
            <text:p>4.57095</text:p>
          </table:table-cell>
          <table:table-cell office:value-type="string" calcext:value-type="string">
            <text:p>conn#</text:p>
          </table:table-cell>
          <table:table-cell office:value-type="float" office:value="4.57095" calcext:value-type="float">
            <text:p>4.5709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.5196" calcext:value-type="float">
            <text:p>5.519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59751" calcext:value-type="float">
            <text:p>4.59751</text:p>
          </table:table-cell>
          <table:table-cell office:value-type="string" calcext:value-type="string">
            <text:p>conn#</text:p>
          </table:table-cell>
          <table:table-cell office:value-type="float" office:value="4.59751" calcext:value-type="float">
            <text:p>4.5975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67963" calcext:value-type="float">
            <text:p>5.6796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64269" calcext:value-type="float">
            <text:p>4.64269</text:p>
          </table:table-cell>
          <table:table-cell office:value-type="string" calcext:value-type="string">
            <text:p>conn#</text:p>
          </table:table-cell>
          <table:table-cell office:value-type="float" office:value="4.64269" calcext:value-type="float">
            <text:p>4.6426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86771" calcext:value-type="float">
            <text:p>5.8677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65963" calcext:value-type="float">
            <text:p>4.65963</text:p>
          </table:table-cell>
          <table:table-cell office:value-type="string" calcext:value-type="string">
            <text:p>conn#</text:p>
          </table:table-cell>
          <table:table-cell office:value-type="float" office:value="4.65963" calcext:value-type="float">
            <text:p>4.6596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9589" calcext:value-type="float">
            <text:p>5.958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67744" calcext:value-type="float">
            <text:p>4.67744</text:p>
          </table:table-cell>
          <table:table-cell office:value-type="string" calcext:value-type="string">
            <text:p>conn#</text:p>
          </table:table-cell>
          <table:table-cell office:value-type="float" office:value="4.67744" calcext:value-type="float">
            <text:p>4.677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1027" calcext:value-type="float">
            <text:p>6.10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73056" calcext:value-type="float">
            <text:p>4.73056</text:p>
          </table:table-cell>
          <table:table-cell office:value-type="string" calcext:value-type="string">
            <text:p>conn#</text:p>
          </table:table-cell>
          <table:table-cell office:value-type="float" office:value="4.73056" calcext:value-type="float">
            <text:p>4.7305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14542" calcext:value-type="float">
            <text:p>6.1454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74241" calcext:value-type="float">
            <text:p>4.74241</text:p>
          </table:table-cell>
          <table:table-cell office:value-type="string" calcext:value-type="string">
            <text:p>conn#</text:p>
          </table:table-cell>
          <table:table-cell office:value-type="float" office:value="4.74241" calcext:value-type="float">
            <text:p>4.7424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0348" calcext:value-type="float">
            <text:p>6.2034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74649" calcext:value-type="float">
            <text:p>4.74649</text:p>
          </table:table-cell>
          <table:table-cell office:value-type="string" calcext:value-type="string">
            <text:p>conn#</text:p>
          </table:table-cell>
          <table:table-cell office:value-type="float" office:value="4.74649" calcext:value-type="float">
            <text:p>4.746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1405" calcext:value-type="float">
            <text:p>6.2140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75898" calcext:value-type="float">
            <text:p>4.75898</text:p>
          </table:table-cell>
          <table:table-cell office:value-type="string" calcext:value-type="string">
            <text:p>conn#</text:p>
          </table:table-cell>
          <table:table-cell office:value-type="float" office:value="4.75898" calcext:value-type="float">
            <text:p>4.7589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6955" calcext:value-type="float">
            <text:p>6.2695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95319" calcext:value-type="float">
            <text:p>4.95319</text:p>
          </table:table-cell>
          <table:table-cell office:value-type="string" calcext:value-type="string">
            <text:p>conn#</text:p>
          </table:table-cell>
          <table:table-cell office:value-type="float" office:value="4.95319" calcext:value-type="float">
            <text:p>4.953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33805" calcext:value-type="float">
            <text:p>6.3380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4.98212" calcext:value-type="float">
            <text:p>4.98212</text:p>
          </table:table-cell>
          <table:table-cell office:value-type="string" calcext:value-type="string">
            <text:p>conn#</text:p>
          </table:table-cell>
          <table:table-cell office:value-type="float" office:value="4.98212" calcext:value-type="float">
            <text:p>4.982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45026" calcext:value-type="float">
            <text:p>6.4502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01913" calcext:value-type="float">
            <text:p>5.01913</text:p>
          </table:table-cell>
          <table:table-cell office:value-type="string" calcext:value-type="string">
            <text:p>conn#</text:p>
          </table:table-cell>
          <table:table-cell office:value-type="float" office:value="5.01913" calcext:value-type="float">
            <text:p>5.019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45348" calcext:value-type="float">
            <text:p>6.4534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03352" calcext:value-type="float">
            <text:p>5.03352</text:p>
          </table:table-cell>
          <table:table-cell office:value-type="string" calcext:value-type="string">
            <text:p>conn#</text:p>
          </table:table-cell>
          <table:table-cell office:value-type="float" office:value="5.03352" calcext:value-type="float">
            <text:p>5.0335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63435" calcext:value-type="float">
            <text:p>6.6343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03933" calcext:value-type="float">
            <text:p>5.03933</text:p>
          </table:table-cell>
          <table:table-cell office:value-type="string" calcext:value-type="string">
            <text:p>conn#</text:p>
          </table:table-cell>
          <table:table-cell office:value-type="float" office:value="5.03933" calcext:value-type="float">
            <text:p>5.039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64253" calcext:value-type="float">
            <text:p>6.6425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08129" calcext:value-type="float">
            <text:p>5.08129</text:p>
          </table:table-cell>
          <table:table-cell office:value-type="string" calcext:value-type="string">
            <text:p>conn#</text:p>
          </table:table-cell>
          <table:table-cell office:value-type="float" office:value="5.08129" calcext:value-type="float">
            <text:p>5.0812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65955" calcext:value-type="float">
            <text:p>6.6595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1206" calcext:value-type="float">
            <text:p>5.1206</text:p>
          </table:table-cell>
          <table:table-cell office:value-type="string" calcext:value-type="string">
            <text:p>conn#</text:p>
          </table:table-cell>
          <table:table-cell office:value-type="float" office:value="5.1206" calcext:value-type="float">
            <text:p>5.120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0649" calcext:value-type="float">
            <text:p>6.7064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12614" calcext:value-type="float">
            <text:p>5.12614</text:p>
          </table:table-cell>
          <table:table-cell office:value-type="string" calcext:value-type="string">
            <text:p>conn#</text:p>
          </table:table-cell>
          <table:table-cell office:value-type="float" office:value="5.12614" calcext:value-type="float">
            <text:p>5.126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6151" calcext:value-type="float">
            <text:p>6.761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26814" calcext:value-type="float">
            <text:p>5.26814</text:p>
          </table:table-cell>
          <table:table-cell office:value-type="string" calcext:value-type="string">
            <text:p>conn#</text:p>
          </table:table-cell>
          <table:table-cell office:value-type="float" office:value="5.26814" calcext:value-type="float">
            <text:p>5.268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7665" calcext:value-type="float">
            <text:p>6.776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29225" calcext:value-type="float">
            <text:p>5.29225</text:p>
          </table:table-cell>
          <table:table-cell office:value-type="string" calcext:value-type="string">
            <text:p>conn#</text:p>
          </table:table-cell>
          <table:table-cell office:value-type="float" office:value="5.29225" calcext:value-type="float">
            <text:p>5.292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85133" calcext:value-type="float">
            <text:p>6.851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29361" calcext:value-type="float">
            <text:p>5.29361</text:p>
          </table:table-cell>
          <table:table-cell office:value-type="string" calcext:value-type="string">
            <text:p>conn#</text:p>
          </table:table-cell>
          <table:table-cell office:value-type="float" office:value="5.29361" calcext:value-type="float">
            <text:p>5.293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8524" calcext:value-type="float">
            <text:p>6.85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30354" calcext:value-type="float">
            <text:p>5.30354</text:p>
          </table:table-cell>
          <table:table-cell office:value-type="string" calcext:value-type="string">
            <text:p>conn#</text:p>
          </table:table-cell>
          <table:table-cell office:value-type="float" office:value="5.30354" calcext:value-type="float">
            <text:p>5.303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85922" calcext:value-type="float">
            <text:p>6.859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31625" calcext:value-type="float">
            <text:p>5.31625</text:p>
          </table:table-cell>
          <table:table-cell office:value-type="string" calcext:value-type="string">
            <text:p>conn#</text:p>
          </table:table-cell>
          <table:table-cell office:value-type="float" office:value="5.31625" calcext:value-type="float">
            <text:p>5.316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88612" calcext:value-type="float">
            <text:p>6.886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39001" calcext:value-type="float">
            <text:p>5.39001</text:p>
          </table:table-cell>
          <table:table-cell office:value-type="string" calcext:value-type="string">
            <text:p>conn#</text:p>
          </table:table-cell>
          <table:table-cell office:value-type="float" office:value="5.39001" calcext:value-type="float">
            <text:p>5.390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89501" calcext:value-type="float">
            <text:p>6.895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40973" calcext:value-type="float">
            <text:p>5.40973</text:p>
          </table:table-cell>
          <table:table-cell office:value-type="string" calcext:value-type="string">
            <text:p>conn#</text:p>
          </table:table-cell>
          <table:table-cell office:value-type="float" office:value="5.40973" calcext:value-type="float">
            <text:p>5.4097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90002" calcext:value-type="float">
            <text:p>6.900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41547" calcext:value-type="float">
            <text:p>5.41547</text:p>
          </table:table-cell>
          <table:table-cell office:value-type="string" calcext:value-type="string">
            <text:p>conn#</text:p>
          </table:table-cell>
          <table:table-cell office:value-type="float" office:value="5.41547" calcext:value-type="float">
            <text:p>5.415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92154" calcext:value-type="float">
            <text:p>6.92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49694" calcext:value-type="float">
            <text:p>5.49694</text:p>
          </table:table-cell>
          <table:table-cell office:value-type="string" calcext:value-type="string">
            <text:p>conn#</text:p>
          </table:table-cell>
          <table:table-cell office:value-type="float" office:value="5.49694" calcext:value-type="float">
            <text:p>5.496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95068" calcext:value-type="float">
            <text:p>6.950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54384" calcext:value-type="float">
            <text:p>5.54384</text:p>
          </table:table-cell>
          <table:table-cell office:value-type="string" calcext:value-type="string">
            <text:p>conn#</text:p>
          </table:table-cell>
          <table:table-cell office:value-type="float" office:value="5.54384" calcext:value-type="float">
            <text:p>5.543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0149" calcext:value-type="float">
            <text:p>7.01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57498" calcext:value-type="float">
            <text:p>5.57498</text:p>
          </table:table-cell>
          <table:table-cell office:value-type="string" calcext:value-type="string">
            <text:p>conn#</text:p>
          </table:table-cell>
          <table:table-cell office:value-type="float" office:value="5.57498" calcext:value-type="float">
            <text:p>5.574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05379" calcext:value-type="float">
            <text:p>7.053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57514" calcext:value-type="float">
            <text:p>5.57514</text:p>
          </table:table-cell>
          <table:table-cell office:value-type="string" calcext:value-type="string">
            <text:p>conn#</text:p>
          </table:table-cell>
          <table:table-cell office:value-type="float" office:value="5.57514" calcext:value-type="float">
            <text:p>5.575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07712" calcext:value-type="float">
            <text:p>7.077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61572" calcext:value-type="float">
            <text:p>5.61572</text:p>
          </table:table-cell>
          <table:table-cell office:value-type="string" calcext:value-type="string">
            <text:p>conn#</text:p>
          </table:table-cell>
          <table:table-cell office:value-type="float" office:value="5.61572" calcext:value-type="float">
            <text:p>5.615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5603" calcext:value-type="float">
            <text:p>7.56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76386" calcext:value-type="float">
            <text:p>5.76386</text:p>
          </table:table-cell>
          <table:table-cell office:value-type="string" calcext:value-type="string">
            <text:p>conn#</text:p>
          </table:table-cell>
          <table:table-cell office:value-type="float" office:value="5.76386" calcext:value-type="float">
            <text:p>5.763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59424" calcext:value-type="float">
            <text:p>7.59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ime</text:p>
          </table:table-cell>
          <table:table-cell office:value-type="float" office:value="5.89394" calcext:value-type="float">
            <text:p>5.89394</text:p>
          </table:table-cell>
          <table:table-cell office:value-type="string" calcext:value-type="string">
            <text:p>conn#</text:p>
          </table:table-cell>
          <table:table-cell office:value-type="float" office:value="5.89394" calcext:value-type="float">
            <text:p>5.893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.60556" calcext:value-type="float">
            <text:p>7.605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1T15:27:42.812253917</dc:date>
    <meta:editing-duration>PT1H1M13S</meta:editing-duration>
    <meta:editing-cycles>1</meta:editing-cycles>
    <meta:document-statistic meta:table-count="1" meta:cell-count="2712" meta:object-count="3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scatter" chart:style-name="ch1">
        <chart:title svg:x="6.809cm" svg:y="0.316cm" chart:style-name="ch2">
          <text:p>Least-conn</text:p>
        </chart:title>
        <chart:legend chart:legend-position="end" svg:x="13.499cm" svg:y="3.456cm" style:legend-expansion="high" chart:style-name="ch3"/>
        <chart:plot-area chart:style-name="ch4" table:cell-range-address="'t3-l'.E1:'t3-l'.I193" chart:data-source-has-labels="row" svg:x="0.319cm" svg:y="1.301cm" svg:width="12.861cm" svg:height="7.524cm">
          <chartooo:coordinate-region svg:x="0.94cm" svg:y="1.501cm" svg:width="12.146cm" svg:height="6.6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3-l'.F2:'t3-l'.F193" chart:label-cell-address="'t3-l'.F1:'t3-l'.F1" chart:class="chart:scatter">
            <chart:domain table:cell-range-address="'t3-l'.E2:'t3-l'.E193"/>
            <chart:data-point chart:repeated="192"/>
          </chart:series>
          <chart:series chart:style-name="ch8" chart:values-cell-range-address="'t3-l'.G2:'t3-l'.G193" chart:label-cell-address="'t3-l'.G1:'t3-l'.G1" chart:class="chart:scatter">
            <chart:data-point chart:repeated="192"/>
          </chart:series>
          <chart:series chart:style-name="ch9" chart:values-cell-range-address="'t3-l'.H2:'t3-l'.H193" chart:label-cell-address="'t3-l'.H1:'t3-l'.H1" chart:class="chart:scatter">
            <chart:data-point chart:repeated="192"/>
          </chart:series>
          <chart:series chart:style-name="ch10" chart:values-cell-range-address="'t3-l'.I2:'t3-l'.I193" chart:label-cell-address="'t3-l'.I1:'t3-l'.I1" chart:class="chart:scatter">
            <chart:data-point chart:repeated="1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erver1</text:p>
                <draw:g>
                  <svg:desc>'t3-l'.F1:'t3-l'.F1</svg:desc>
                </draw:g>
              </table:table-cell>
              <table:table-cell office:value-type="string">
                <text:p>server2</text:p>
                <draw:g>
                  <svg:desc>'t3-l'.G1:'t3-l'.G1</svg:desc>
                </draw:g>
              </table:table-cell>
              <table:table-cell office:value-type="string">
                <text:p>server3</text:p>
                <draw:g>
                  <svg:desc>'t3-l'.H1:'t3-l'.H1</svg:desc>
                </draw:g>
              </table:table-cell>
              <table:table-cell office:value-type="string">
                <text:p>server4</text:p>
                <draw:g>
                  <svg:desc>'t3-l'.I1:'t3-l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't3-l'.E2:'t3-l'.E193</svg:desc>
                </draw:g>
              </table:table-cell>
              <table:table-cell office:value-type="float" office:value="1">
                <text:p>1</text:p>
                <draw:g>
                  <svg:desc>'t3-l'.F2:'t3-l'.F193</svg:desc>
                </draw:g>
              </table:table-cell>
              <table:table-cell office:value-type="float" office:value="0">
                <text:p>0</text:p>
                <draw:g>
                  <svg:desc>'t3-l'.G2:'t3-l'.G193</svg:desc>
                </draw:g>
              </table:table-cell>
              <table:table-cell office:value-type="float" office:value="0">
                <text:p>0</text:p>
                <draw:g>
                  <svg:desc>'t3-l'.H2:'t3-l'.H193</svg:desc>
                </draw:g>
              </table:table-cell>
              <table:table-cell office:value-type="float" office:value="0">
                <text:p>0</text:p>
                <draw:g>
                  <svg:desc>'t3-l'.I2:'t3-l'.I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1">
                <text:p>1.0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2">
                <text:p>1.0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3">
                <text:p>1.0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4">
                <text:p>1.0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5">
                <text:p>1.0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6">
                <text:p>1.0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7">
                <text:p>1.0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8">
                <text:p>1.01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9">
                <text:p>1.0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1">
                <text:p>1.0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2">
                <text:p>1.0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3">
                <text:p>1.02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4">
                <text:p>1.02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5">
                <text:p>1.02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6">
                <text:p>1.02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7">
                <text:p>1.02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8">
                <text:p>1.02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9">
                <text:p>1.0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">
                <text:p>1.0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1">
                <text:p>1.03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2">
                <text:p>1.03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3">
                <text:p>1.03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1399">
                <text:p>1.5139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3635">
                <text:p>1.6363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5296">
                <text:p>1.6529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8819">
                <text:p>1.6881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0885">
                <text:p>1.7088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1384">
                <text:p>1.7138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4707">
                <text:p>1.7470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9298">
                <text:p>1.7929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1629">
                <text:p>1.8162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1476">
                <text:p>1.9147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8677">
                <text:p>1.9867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1">
                <text:p>2.0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11">
                <text:p>2.0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12">
                <text:p>2.01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13">
                <text:p>2.0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14">
                <text:p>2.0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15">
                <text:p>2.0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16">
                <text:p>2.0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17">
                <text:p>2.01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18">
                <text:p>2.0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19">
                <text:p>2.01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2">
                <text:p>2.0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21">
                <text:p>2.02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22">
                <text:p>2.02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23">
                <text:p>2.02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24">
                <text:p>2.02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25">
                <text:p>2.02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26">
                <text:p>2.02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27">
                <text:p>2.02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28">
                <text:p>2.02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29">
                <text:p>2.02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3">
                <text:p>2.0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31">
                <text:p>2.03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32">
                <text:p>2.03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33">
                <text:p>2.03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0671">
                <text:p>2.1067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5848">
                <text:p>2.1584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9846">
                <text:p>2.1984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0447">
                <text:p>2.2044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2947">
                <text:p>2.2294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8399">
                <text:p>2.2839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2787">
                <text:p>2.3278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9377">
                <text:p>2.3937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0702">
                <text:p>2.4070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308">
                <text:p>2.430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44046">
                <text:p>2.4404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0777">
                <text:p>2.5077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4296">
                <text:p>2.5429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58832">
                <text:p>2.5883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6314">
                <text:p>2.6631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71688">
                <text:p>2.7168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475">
                <text:p>2.747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6103">
                <text:p>2.7610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3505">
                <text:p>2.8350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8593">
                <text:p>2.8859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722">
                <text:p>2.8972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1">
                <text:p>3.0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11">
                <text:p>3.01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12">
                <text:p>3.0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13">
                <text:p>3.01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014">
                <text:p>3.01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15">
                <text:p>3.01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016">
                <text:p>3.01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017">
                <text:p>3.01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18">
                <text:p>3.01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19">
                <text:p>3.01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2">
                <text:p>3.0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21">
                <text:p>3.02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22">
                <text:p>3.02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23">
                <text:p>3.02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24">
                <text:p>3.02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25">
                <text:p>3.0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26">
                <text:p>3.02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27">
                <text:p>3.02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28">
                <text:p>3.02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29">
                <text:p>3.02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03">
                <text:p>3.0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31">
                <text:p>3.03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032">
                <text:p>3.03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33">
                <text:p>3.03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3556">
                <text:p>3.1355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5991">
                <text:p>3.1599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31567">
                <text:p>3.3156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37106">
                <text:p>3.3710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42398">
                <text:p>3.4239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42845">
                <text:p>3.4284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2756">
                <text:p>3.6275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0886">
                <text:p>3.7088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1482">
                <text:p>3.7148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74588">
                <text:p>3.7458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75925">
                <text:p>3.7592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7726">
                <text:p>3.772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77624">
                <text:p>3.7762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82115">
                <text:p>3.8211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87444">
                <text:p>3.8744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9614">
                <text:p>3.896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90148">
                <text:p>3.9014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91166">
                <text:p>3.9116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1">
                <text:p>4.0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11">
                <text:p>4.0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012">
                <text:p>4.0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13">
                <text:p>4.01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014">
                <text:p>4.01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015">
                <text:p>4.01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16">
                <text:p>4.0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017">
                <text:p>4.01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018">
                <text:p>4.01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019">
                <text:p>4.01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02">
                <text:p>4.0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021">
                <text:p>4.02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022">
                <text:p>4.02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023">
                <text:p>4.02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024">
                <text:p>4.02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025">
                <text:p>4.02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026">
                <text:p>4.02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027">
                <text:p>4.02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028">
                <text:p>4.02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029">
                <text:p>4.02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03">
                <text:p>4.0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031">
                <text:p>4.03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032">
                <text:p>4.03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033">
                <text:p>4.03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04809">
                <text:p>4.0480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05796">
                <text:p>4.0579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27594">
                <text:p>4.2759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32748">
                <text:p>4.3274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33414">
                <text:p>4.334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38245">
                <text:p>4.3824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39702">
                <text:p>4.3970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40041">
                <text:p>4.4004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46227">
                <text:p>4.4622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4805">
                <text:p>4.480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52056">
                <text:p>4.5205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52823">
                <text:p>4.5282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54053">
                <text:p>4.5405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5564">
                <text:p>4.556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57095">
                <text:p>4.5709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59751">
                <text:p>4.5975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64269">
                <text:p>4.6426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65963">
                <text:p>4.6596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67744">
                <text:p>4.6774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73056">
                <text:p>4.7305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74241">
                <text:p>4.7424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74649">
                <text:p>4.7464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75898">
                <text:p>4.7589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95319">
                <text:p>4.9531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98212">
                <text:p>4.9821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01913">
                <text:p>5.019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03352">
                <text:p>5.0335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03933">
                <text:p>5.0393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08129">
                <text:p>5.0812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1206">
                <text:p>5.120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12614">
                <text:p>5.126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26814">
                <text:p>5.268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29225">
                <text:p>5.2922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29361">
                <text:p>5.2936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30354">
                <text:p>5.3035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31625">
                <text:p>5.3162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39001">
                <text:p>5.3900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40973">
                <text:p>5.4097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41547">
                <text:p>5.4154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49694">
                <text:p>5.4969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54384">
                <text:p>5.5438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57498">
                <text:p>5.5749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57514">
                <text:p>5.5751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61572">
                <text:p>5.6157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76386">
                <text:p>5.763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89394">
                <text:p>5.89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scatter" chart:style-name="ch1">
        <chart:title svg:x="7.088cm" svg:y="0.316cm" chart:style-name="ch2">
          <text:p>Random</text:p>
        </chart:title>
        <chart:legend chart:legend-position="end" svg:x="13.5cm" svg:y="3.457cm" style:legend-expansion="high" chart:style-name="ch3"/>
        <chart:plot-area chart:style-name="ch4" table:cell-range-address="'t3-l'.K1:'t3-l'.O193" chart:data-source-has-labels="row" svg:x="0.319cm" svg:y="1.301cm" svg:width="12.862cm" svg:height="7.525cm">
          <chartooo:coordinate-region svg:x="0.94cm" svg:y="1.5cm" svg:width="12.148cm" svg:height="6.67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3-l'.L2:'t3-l'.L193" chart:label-cell-address="'t3-l'.L1:'t3-l'.L1" chart:class="chart:scatter">
            <chart:domain table:cell-range-address="'t3-l'.K2:'t3-l'.K193"/>
            <chart:data-point chart:repeated="192"/>
          </chart:series>
          <chart:series chart:style-name="ch8" chart:values-cell-range-address="'t3-l'.M2:'t3-l'.M193" chart:label-cell-address="'t3-l'.M1:'t3-l'.M1" chart:class="chart:scatter">
            <chart:data-point chart:repeated="192"/>
          </chart:series>
          <chart:series chart:style-name="ch9" chart:values-cell-range-address="'t3-l'.N2:'t3-l'.N193" chart:label-cell-address="'t3-l'.N1:'t3-l'.N1" chart:class="chart:scatter">
            <chart:data-point chart:repeated="192"/>
          </chart:series>
          <chart:series chart:style-name="ch10" chart:values-cell-range-address="'t3-l'.O2:'t3-l'.O193" chart:label-cell-address="'t3-l'.O1:'t3-l'.O1" chart:class="chart:scatter">
            <chart:data-point chart:repeated="1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erver1</text:p>
                <draw:g>
                  <svg:desc>'t3-l'.L1:'t3-l'.L1</svg:desc>
                </draw:g>
              </table:table-cell>
              <table:table-cell office:value-type="string">
                <text:p>server2</text:p>
                <draw:g>
                  <svg:desc>'t3-l'.M1:'t3-l'.M1</svg:desc>
                </draw:g>
              </table:table-cell>
              <table:table-cell office:value-type="string">
                <text:p>server3</text:p>
                <draw:g>
                  <svg:desc>'t3-l'.N1:'t3-l'.N1</svg:desc>
                </draw:g>
              </table:table-cell>
              <table:table-cell office:value-type="string">
                <text:p>server4</text:p>
                <draw:g>
                  <svg:desc>'t3-l'.O1:'t3-l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't3-l'.K2:'t3-l'.K193</svg:desc>
                </draw:g>
              </table:table-cell>
              <table:table-cell office:value-type="float" office:value="0">
                <text:p>0</text:p>
                <draw:g>
                  <svg:desc>'t3-l'.L2:'t3-l'.L193</svg:desc>
                </draw:g>
              </table:table-cell>
              <table:table-cell office:value-type="float" office:value="0">
                <text:p>0</text:p>
                <draw:g>
                  <svg:desc>'t3-l'.M2:'t3-l'.M193</svg:desc>
                </draw:g>
              </table:table-cell>
              <table:table-cell office:value-type="float" office:value="0">
                <text:p>0</text:p>
                <draw:g>
                  <svg:desc>'t3-l'.N2:'t3-l'.N193</svg:desc>
                </draw:g>
              </table:table-cell>
              <table:table-cell office:value-type="float" office:value="1">
                <text:p>1</text:p>
                <draw:g>
                  <svg:desc>'t3-l'.O2:'t3-l'.O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1">
                <text:p>1.0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2">
                <text:p>1.0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3">
                <text:p>1.0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4">
                <text:p>1.0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5">
                <text:p>1.01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6">
                <text:p>1.0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7">
                <text:p>1.0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8">
                <text:p>1.0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9">
                <text:p>1.01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1">
                <text:p>1.02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2">
                <text:p>1.02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3">
                <text:p>1.02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4">
                <text:p>1.02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5">
                <text:p>1.02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6">
                <text:p>1.02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7">
                <text:p>1.02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8">
                <text:p>1.02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9">
                <text:p>1.0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">
                <text:p>1.0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1">
                <text:p>1.03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2">
                <text:p>1.03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3">
                <text:p>1.03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663">
                <text:p>1.4466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364">
                <text:p>1.5036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1595">
                <text:p>1.5159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5002">
                <text:p>1.5500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6122">
                <text:p>1.5612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8179">
                <text:p>1.5817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0189">
                <text:p>1.6018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0521">
                <text:p>1.6052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3744">
                <text:p>1.7374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5273">
                <text:p>1.7527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5605">
                <text:p>1.7560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8858">
                <text:p>1.7885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9173">
                <text:p>1.7917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1">
                <text:p>2.0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11">
                <text:p>2.0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12">
                <text:p>2.01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13">
                <text:p>2.0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14">
                <text:p>2.01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15">
                <text:p>2.0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16">
                <text:p>2.01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17">
                <text:p>2.01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18">
                <text:p>2.01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19">
                <text:p>2.01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2">
                <text:p>2.0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2026">
                <text:p>2.0202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21">
                <text:p>2.02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22">
                <text:p>2.02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23">
                <text:p>2.02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24">
                <text:p>2.02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25">
                <text:p>2.02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26">
                <text:p>2.02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27">
                <text:p>2.02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28">
                <text:p>2.02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29">
                <text:p>2.02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3">
                <text:p>2.0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31">
                <text:p>2.03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32">
                <text:p>2.03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33">
                <text:p>2.03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6846">
                <text:p>2.1684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2828">
                <text:p>2.2282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953">
                <text:p>2.295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0288">
                <text:p>2.3028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1075">
                <text:p>2.4107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3706">
                <text:p>2.4370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7525">
                <text:p>2.4752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47811">
                <text:p>2.478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0324">
                <text:p>2.5032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0729">
                <text:p>2.5072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56032">
                <text:p>2.5603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5258">
                <text:p>2.6525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5766">
                <text:p>2.6576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8344">
                <text:p>2.6834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9323">
                <text:p>2.7932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072">
                <text:p>2.807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5542">
                <text:p>2.9554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01">
                <text:p>3.0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11">
                <text:p>3.0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12">
                <text:p>3.0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13">
                <text:p>3.01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14">
                <text:p>3.01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015">
                <text:p>3.01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16">
                <text:p>3.01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017">
                <text:p>3.01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018">
                <text:p>3.01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19">
                <text:p>3.0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2">
                <text:p>3.0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21">
                <text:p>3.02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22">
                <text:p>3.02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23">
                <text:p>3.02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24">
                <text:p>3.02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25">
                <text:p>3.02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26">
                <text:p>3.02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27">
                <text:p>3.02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28">
                <text:p>3.02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29">
                <text:p>3.02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3">
                <text:p>3.0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031">
                <text:p>3.03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32">
                <text:p>3.03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033">
                <text:p>3.03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8074">
                <text:p>3.2807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29762">
                <text:p>3.2976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43422">
                <text:p>3.4342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2653">
                <text:p>3.5265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4727">
                <text:p>3.6472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83428">
                <text:p>3.8342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87066">
                <text:p>3.8706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87252">
                <text:p>3.8725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88321">
                <text:p>3.8832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96586">
                <text:p>3.9658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01">
                <text:p>4.0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011">
                <text:p>4.01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012">
                <text:p>4.0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013">
                <text:p>4.01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14">
                <text:p>4.0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015">
                <text:p>4.0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016">
                <text:p>4.01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17">
                <text:p>4.01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18">
                <text:p>4.0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19">
                <text:p>4.01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2">
                <text:p>4.0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021">
                <text:p>4.02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22">
                <text:p>4.02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023">
                <text:p>4.02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024">
                <text:p>4.02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25">
                <text:p>4.02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026">
                <text:p>4.02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027">
                <text:p>4.02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028">
                <text:p>4.028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029">
                <text:p>4.029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03">
                <text:p>4.03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031">
                <text:p>4.031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032">
                <text:p>4.032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033">
                <text:p>4.033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16081">
                <text:p>4.16081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23063">
                <text:p>4.23063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34056">
                <text:p>4.3405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37623">
                <text:p>4.37623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49736">
                <text:p>4.4973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50865">
                <text:p>4.50865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53394">
                <text:p>4.53394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60385">
                <text:p>4.60385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62175">
                <text:p>4.62175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2394">
                <text:p>4.62394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8023">
                <text:p>4.68023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151">
                <text:p>4.7151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76757">
                <text:p>4.76757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78996">
                <text:p>4.78996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82926">
                <text:p>4.82926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86526">
                <text:p>4.86526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86549">
                <text:p>4.86549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88628">
                <text:p>4.88628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12688">
                <text:p>5.12688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17974">
                <text:p>5.1797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18769">
                <text:p>5.18769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20786">
                <text:p>5.20786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4504">
                <text:p>5.34504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5196">
                <text:p>5.519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67963">
                <text:p>5.6796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86771">
                <text:p>5.8677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9589">
                <text:p>5.9589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1027">
                <text:p>6.102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14542">
                <text:p>6.1454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20348">
                <text:p>6.2034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21405">
                <text:p>6.2140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26955">
                <text:p>6.2695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33805">
                <text:p>6.3380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45026">
                <text:p>6.4502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45348">
                <text:p>6.4534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63435">
                <text:p>6.6343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64253">
                <text:p>6.6425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65955">
                <text:p>6.6595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70649">
                <text:p>6.7064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76151">
                <text:p>6.7615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77665">
                <text:p>6.7766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85133">
                <text:p>6.8513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8524">
                <text:p>6.852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85922">
                <text:p>6.8592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88612">
                <text:p>6.8861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89501">
                <text:p>6.8950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90002">
                <text:p>6.9000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92154">
                <text:p>6.9215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95068">
                <text:p>6.9506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0149">
                <text:p>7.014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05379">
                <text:p>7.0537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07712">
                <text:p>7.077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603">
                <text:p>7.560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59424">
                <text:p>7.594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0556">
                <text:p>7.60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19cm" svg:y="0.316cm" chart:style-name="ch2">
          <text:p>Least-conn</text:p>
        </chart:title>
        <chart:legend chart:legend-position="end" svg:x="14.107cm" svg:y="3.454cm" style:legend-expansion="high" chart:style-name="ch3"/>
        <chart:plot-area chart:style-name="ch4" table:cell-range-address="'t3-l'.P1:'t3-l'.T3" chart:data-source-has-labels="both" svg:x="0.32cm" svg:y="1.301cm" svg:width="13.467cm" svg:height="7.519cm">
          <chartooo:coordinate-region svg:x="0.941cm" svg:y="1.5cm" svg:width="12.846cm" svg:height="6.673cm"/>
          <chart:axis chart:dimension="x" chart:name="primary-x" chart:style-name="ch5" chartooo:axis-type="auto">
            <chartooo:date-scale/>
            <chart:categories table:cell-range-address="'t3-l'.P2:'t3-l'.P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3-l'.Q2:'t3-l'.Q3" chart:label-cell-address="'t3-l'.Q1:'t3-l'.Q1" chart:class="chart:bar">
            <chart:data-point chart:repeated="2"/>
          </chart:series>
          <chart:series chart:style-name="ch9" chart:values-cell-range-address="'t3-l'.R2:'t3-l'.R3" chart:label-cell-address="'t3-l'.R1:'t3-l'.R1" chart:class="chart:bar">
            <chart:data-point chart:repeated="2"/>
          </chart:series>
          <chart:series chart:style-name="ch10" chart:values-cell-range-address="'t3-l'.S2:'t3-l'.S3" chart:label-cell-address="'t3-l'.S1:'t3-l'.S1" chart:class="chart:bar">
            <chart:data-point chart:repeated="2"/>
          </chart:series>
          <chart:series chart:style-name="ch11" chart:values-cell-range-address="'t3-l'.T2:'t3-l'.T3" chart:label-cell-address="'t3-l'.T1:'t3-l'.T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er1</text:p>
                <draw:g>
                  <svg:desc>'t3-l'.Q1:'t3-l'.Q1</svg:desc>
                </draw:g>
              </table:table-cell>
              <table:table-cell office:value-type="string">
                <text:p>server2</text:p>
                <draw:g>
                  <svg:desc>'t3-l'.R1:'t3-l'.R1</svg:desc>
                </draw:g>
              </table:table-cell>
              <table:table-cell office:value-type="string">
                <text:p>server3</text:p>
                <draw:g>
                  <svg:desc>'t3-l'.S1:'t3-l'.S1</svg:desc>
                </draw:g>
              </table:table-cell>
              <table:table-cell office:value-type="string">
                <text:p>server4</text:p>
                <draw:g>
                  <svg:desc>'t3-l'.T1:'t3-l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e  BW</text:p>
                <draw:g>
                  <svg:desc>'t3-l'.P2:'t3-l'.P3</svg:desc>
                </draw:g>
              </table:table-cell>
              <table:table-cell office:value-type="float" office:value="15">
                <text:p>15</text:p>
                <draw:g>
                  <svg:desc>'t3-l'.Q2:'t3-l'.Q3</svg:desc>
                </draw:g>
              </table:table-cell>
              <table:table-cell office:value-type="float" office:value="15">
                <text:p>15</text:p>
                <draw:g>
                  <svg:desc>'t3-l'.R2:'t3-l'.R3</svg:desc>
                </draw:g>
              </table:table-cell>
              <table:table-cell office:value-type="float" office:value="14">
                <text:p>14</text:p>
                <draw:g>
                  <svg:desc>'t3-l'.S2:'t3-l'.S3</svg:desc>
                </draw:g>
              </table:table-cell>
              <table:table-cell office:value-type="float" office:value="14">
                <text:p>14</text:p>
                <draw:g>
                  <svg:desc>'t3-l'.T2:'t3-l'.T3</svg:desc>
                </draw:g>
              </table:table-cell>
            </table:table-row>
            <table:table-row>
              <table:table-cell office:value-type="string">
                <text:p>different  BW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